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Picture 1" text:anchor-type="as-char" svg:x="0in" svg:y="0in" svg:width="4.11319in" svg:height="4.16528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ristine Wilde</meta:initial-creator>
    <dc:creator>Christine Wilde</dc:creator>
    <meta:creation-date>2017-12-04T19:54:00Z</meta:creation-date>
    <dc:date>2017-12-04T19:55:00Z</dc:date>
    <meta:template xlink:href="Normal" xlink:type="simple"/>
    <meta:editing-cycles>2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